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feb_grav(microGal)</text:p>
          </table:table-cell>
          <table:table-cell office:value-type="string" calcext:value-type="string">
            <text:p>feb_std</text:p>
          </table:table-cell>
          <table:table-cell office:value-type="string" calcext:value-type="string">
            <text:p>mar_grav(microGal)</text:p>
          </table:table-cell>
          <table:table-cell office:value-type="string" calcext:value-type="string">
            <text:p>mar_std</text:p>
          </table:table-cell>
          <table:table-cell office:value-type="string" calcext:value-type="string">
            <text:p>del_grav_feb_mar(microGal)</text:p>
          </table:table-cell>
          <table:table-cell office:value-type="string" calcext:value-type="string">
            <text:p>del_storage_feb_mar(m)</text:p>
          </table:table-cell>
          <table:table-cell office:value-type="string" calcext:value-type="string">
            <text:p>del_storage_feb_mar_std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float" office:value="3772574.558" calcext:value-type="float">
            <text:p>3772574.558</text:p>
          </table:table-cell>
          <table:table-cell office:value-type="float" office:value="322775.063" calcext:value-type="float">
            <text:p>322775.063</text:p>
          </table:table-cell>
          <table:table-cell office:value-type="float" office:value="1448.45" calcext:value-type="float">
            <text:p>1448.45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2.12" calcext:value-type="float">
            <text:p>2.12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3.78" calcext:value-type="float">
            <text:p>3.78</text:p>
          </table:table-cell>
          <table:table-cell table:formula="of:=[.G2]-[.E2]" office:value-type="float" office:value="0" calcext:value-type="float">
            <text:p>0</text:p>
          </table:table-cell>
          <table:table-cell table:formula="of:=[.I2]/41.9" office:value-type="float" office:value="0" calcext:value-type="float">
            <text:p>0</text:p>
          </table:table-cell>
          <table:table-cell table:formula="of:=SQRT( ([.F2]/41.9)^2 + ([.H2]/41.9)^2)" office:value-type="float" office:value="0.103434672595972" calcext:value-type="float">
            <text:p>0.103434672595972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float" office:value="3777102.853" calcext:value-type="float">
            <text:p>3777102.853</text:p>
          </table:table-cell>
          <table:table-cell office:value-type="float" office:value="326036.646" calcext:value-type="float">
            <text:p>326036.646</text:p>
          </table:table-cell>
          <table:table-cell office:value-type="float" office:value="1407.7" calcext:value-type="float">
            <text:p>1407.7</text:p>
          </table:table-cell>
          <table:table-cell office:value-type="float" office:value="979185868.01" calcext:value-type="float">
            <text:p>979185868.01</text:p>
          </table:table-cell>
          <table:table-cell office:value-type="float" office:value="2.17" calcext:value-type="float">
            <text:p>2.17</text:p>
          </table:table-cell>
          <table:table-cell office:value-type="float" office:value="979185870.21" calcext:value-type="float">
            <text:p>979185870.21</text:p>
          </table:table-cell>
          <table:table-cell office:value-type="float" office:value="3.81" calcext:value-type="float">
            <text:p>3.81</text:p>
          </table:table-cell>
          <table:table-cell table:formula="of:=[.G3]-[.E3]" office:value-type="float" office:value="2.20000004768372" calcext:value-type="float">
            <text:p>2.20000004768372</text:p>
          </table:table-cell>
          <table:table-cell table:formula="of:=[.I3]/41.9" office:value-type="float" office:value="0.0525059677251484" calcext:value-type="float">
            <text:p>0.0525059677251484</text:p>
          </table:table-cell>
          <table:table-cell table:formula="of:=SQRT( ([.F3]/41.9)^2 + ([.H3]/41.9)^2)" office:value-type="float" office:value="0.10464516118565" calcext:value-type="float">
            <text:p>0.10464516118565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float" office:value="3777115.305" calcext:value-type="float">
            <text:p>3777115.305</text:p>
          </table:table-cell>
          <table:table-cell office:value-type="float" office:value="325922.558" calcext:value-type="float">
            <text:p>325922.558</text:p>
          </table:table-cell>
          <table:table-cell office:value-type="float" office:value="1407.517" calcext:value-type="float">
            <text:p>1407.517</text:p>
          </table:table-cell>
          <table:table-cell office:value-type="float" office:value="979185387.08" calcext:value-type="float">
            <text:p>979185387.08</text:p>
          </table:table-cell>
          <table:table-cell office:value-type="float" office:value="2.17" calcext:value-type="float">
            <text:p>2.17</text:p>
          </table:table-cell>
          <table:table-cell office:value-type="float" office:value="979185397.54" calcext:value-type="float">
            <text:p>979185397.54</text:p>
          </table:table-cell>
          <table:table-cell office:value-type="float" office:value="3.85" calcext:value-type="float">
            <text:p>3.85</text:p>
          </table:table-cell>
          <table:table-cell table:formula="of:=[.G4]-[.E4]" office:value-type="float" office:value="10.4599999189377" calcext:value-type="float">
            <text:p>10.4599999189377</text:p>
          </table:table-cell>
          <table:table-cell table:formula="of:=[.I4]/41.9" office:value-type="float" office:value="0.249642002838608" calcext:value-type="float">
            <text:p>0.249642002838608</text:p>
          </table:table-cell>
          <table:table-cell table:formula="of:=SQRT( ([.F4]/41.9)^2 + ([.H4]/41.9)^2)" office:value-type="float" office:value="0.10547576021351" calcext:value-type="float">
            <text:p>0.10547576021351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float" office:value="3777107.745" calcext:value-type="float">
            <text:p>3777107.745</text:p>
          </table:table-cell>
          <table:table-cell office:value-type="float" office:value="325861.595" calcext:value-type="float">
            <text:p>325861.595</text:p>
          </table:table-cell>
          <table:table-cell office:value-type="float" office:value="1407.397" calcext:value-type="float">
            <text:p>1407.397</text:p>
          </table:table-cell>
          <table:table-cell office:value-type="float" office:value="979185147.54" calcext:value-type="float">
            <text:p>979185147.54</text:p>
          </table:table-cell>
          <table:table-cell office:value-type="float" office:value="2.17" calcext:value-type="float">
            <text:p>2.17</text:p>
          </table:table-cell>
          <table:table-cell office:value-type="float" office:value="979185156.23" calcext:value-type="float">
            <text:p>979185156.23</text:p>
          </table:table-cell>
          <table:table-cell office:value-type="float" office:value="3.86" calcext:value-type="float">
            <text:p>3.86</text:p>
          </table:table-cell>
          <table:table-cell table:formula="of:=[.G5]-[.E5]" office:value-type="float" office:value="8.69000005722046" calcext:value-type="float">
            <text:p>8.69000005722046</text:p>
          </table:table-cell>
          <table:table-cell table:formula="of:=[.I5]/41.9" office:value-type="float" office:value="0.207398569384737" calcext:value-type="float">
            <text:p>0.207398569384737</text:p>
          </table:table-cell>
          <table:table-cell table:formula="of:=SQRT( ([.F5]/41.9)^2 + ([.H5]/41.9)^2)" office:value-type="float" office:value="0.105683737406348" calcext:value-type="float">
            <text:p>0.105683737406348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float" office:value="3777110.684" calcext:value-type="float">
            <text:p>3777110.684</text:p>
          </table:table-cell>
          <table:table-cell office:value-type="float" office:value="325881.865" calcext:value-type="float">
            <text:p>325881.865</text:p>
          </table:table-cell>
          <table:table-cell office:value-type="float" office:value="1407.516" calcext:value-type="float">
            <text:p>1407.516</text:p>
          </table:table-cell>
          <table:table-cell office:value-type="float" office:value="979185198.84" calcext:value-type="float">
            <text:p>979185198.84</text:p>
          </table:table-cell>
          <table:table-cell office:value-type="float" office:value="2.19" calcext:value-type="float">
            <text:p>2.19</text:p>
          </table:table-cell>
          <table:table-cell office:value-type="float" office:value="979185205.14" calcext:value-type="float">
            <text:p>979185205.14</text:p>
          </table:table-cell>
          <table:table-cell office:value-type="float" office:value="3.85" calcext:value-type="float">
            <text:p>3.85</text:p>
          </table:table-cell>
          <table:table-cell table:formula="of:=[.G6]-[.E6]" office:value-type="float" office:value="6.29999995231628" calcext:value-type="float">
            <text:p>6.29999995231628</text:p>
          </table:table-cell>
          <table:table-cell table:formula="of:=[.I6]/41.9" office:value-type="float" office:value="0.150357994088694" calcext:value-type="float">
            <text:p>0.150357994088694</text:p>
          </table:table-cell>
          <table:table-cell table:formula="of:=SQRT( ([.F6]/41.9)^2 + ([.H6]/41.9)^2)" office:value-type="float" office:value="0.105710951837146" calcext:value-type="float">
            <text:p>0.105710951837146</text:p>
          </table:table-cell>
        </table:table-row>
        <table:table-row table:style-name="ro1">
          <table:table-cell office:value-type="string" calcext:value-type="string">
            <text:p>ESC04</text:p>
          </table:table-cell>
          <table:table-cell office:value-type="float" office:value="3777111.706" calcext:value-type="float">
            <text:p>3777111.706</text:p>
          </table:table-cell>
          <table:table-cell office:value-type="float" office:value="325901.032" calcext:value-type="float">
            <text:p>325901.032</text:p>
          </table:table-cell>
          <table:table-cell office:value-type="float" office:value="1407.575" calcext:value-type="float">
            <text:p>1407.575</text:p>
          </table:table-cell>
          <table:table-cell office:value-type="float" office:value="979185292.7" calcext:value-type="float">
            <text:p>979185292.7</text:p>
          </table:table-cell>
          <table:table-cell office:value-type="float" office:value="2.19" calcext:value-type="float">
            <text:p>2.19</text:p>
          </table:table-cell>
          <table:table-cell office:value-type="float" office:value="979185302.21" calcext:value-type="float">
            <text:p>979185302.21</text:p>
          </table:table-cell>
          <table:table-cell office:value-type="float" office:value="3.86" calcext:value-type="float">
            <text:p>3.86</text:p>
          </table:table-cell>
          <table:table-cell table:formula="of:=[.G7]-[.E7]" office:value-type="float" office:value="9.50999999046326" calcext:value-type="float">
            <text:p>9.50999999046326</text:p>
          </table:table-cell>
          <table:table-cell table:formula="of:=[.I7]/41.9" office:value-type="float" office:value="0.226968973519409" calcext:value-type="float">
            <text:p>0.226968973519409</text:p>
          </table:table-cell>
          <table:table-cell table:formula="of:=SQRT( ([.F7]/41.9)^2 + ([.H7]/41.9)^2)" office:value-type="float" office:value="0.105918467218287" calcext:value-type="float">
            <text:p>0.105918467218287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float" office:value="3777113.168" calcext:value-type="float">
            <text:p>3777113.168</text:p>
          </table:table-cell>
          <table:table-cell office:value-type="float" office:value="326026.167" calcext:value-type="float">
            <text:p>326026.167</text:p>
          </table:table-cell>
          <table:table-cell office:value-type="float" office:value="1407.733" calcext:value-type="float">
            <text:p>1407.733</text:p>
          </table:table-cell>
          <table:table-cell office:value-type="float" office:value="979185800.51" calcext:value-type="float">
            <text:p>979185800.51</text:p>
          </table:table-cell>
          <table:table-cell office:value-type="float" office:value="2.17" calcext:value-type="float">
            <text:p>2.17</text:p>
          </table:table-cell>
          <table:table-cell office:value-type="float" office:value="979185800.17" calcext:value-type="float">
            <text:p>979185800.17</text:p>
          </table:table-cell>
          <table:table-cell office:value-type="float" office:value="3.81" calcext:value-type="float">
            <text:p>3.81</text:p>
          </table:table-cell>
          <table:table-cell table:formula="of:=[.G8]-[.E8]" office:value-type="float" office:value="-0.340000033378601" calcext:value-type="float">
            <text:p>-0.340000033378601</text:p>
          </table:table-cell>
          <table:table-cell table:formula="of:=[.I8]/41.9" office:value-type="float" office:value="-0.00811455926917902" calcext:value-type="float">
            <text:p>-0.00811455926917902</text:p>
          </table:table-cell>
          <table:table-cell table:formula="of:=SQRT( ([.F8]/41.9)^2 + ([.H8]/41.9)^2)" office:value-type="float" office:value="0.10464516118565" calcext:value-type="float">
            <text:p>0.10464516118565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float" office:value="3777120.663" calcext:value-type="float">
            <text:p>3777120.663</text:p>
          </table:table-cell>
          <table:table-cell office:value-type="float" office:value="326036.08" calcext:value-type="float">
            <text:p>326036.08</text:p>
          </table:table-cell>
          <table:table-cell office:value-type="float" office:value="1407.608" calcext:value-type="float">
            <text:p>1407.608</text:p>
          </table:table-cell>
          <table:table-cell office:value-type="float" office:value="979185900.59" calcext:value-type="float">
            <text:p>979185900.59</text:p>
          </table:table-cell>
          <table:table-cell office:value-type="float" office:value="2.17" calcext:value-type="float">
            <text:p>2.17</text:p>
          </table:table-cell>
          <table:table-cell office:value-type="float" office:value="979185904.32" calcext:value-type="float">
            <text:p>979185904.32</text:p>
          </table:table-cell>
          <table:table-cell office:value-type="float" office:value="3.81" calcext:value-type="float">
            <text:p>3.81</text:p>
          </table:table-cell>
          <table:table-cell table:formula="of:=[.G9]-[.E9]" office:value-type="float" office:value="3.73000001907349" calcext:value-type="float">
            <text:p>3.73000001907349</text:p>
          </table:table-cell>
          <table:table-cell table:formula="of:=[.I9]/41.9" office:value-type="float" office:value="0.0890214801688183" calcext:value-type="float">
            <text:p>0.0890214801688183</text:p>
          </table:table-cell>
          <table:table-cell table:formula="of:=SQRT( ([.F9]/41.9)^2 + ([.H9]/41.9)^2)" office:value-type="float" office:value="0.10464516118565" calcext:value-type="float">
            <text:p>0.10464516118565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float" office:value="3777122.708" calcext:value-type="float">
            <text:p>3777122.708</text:p>
          </table:table-cell>
          <table:table-cell office:value-type="float" office:value="326054.247" calcext:value-type="float">
            <text:p>326054.247</text:p>
          </table:table-cell>
          <table:table-cell office:value-type="float" office:value="1407.406" calcext:value-type="float">
            <text:p>1407.406</text:p>
          </table:table-cell>
          <table:table-cell office:value-type="float" office:value="979186019.56" calcext:value-type="float">
            <text:p>979186019.56</text:p>
          </table:table-cell>
          <table:table-cell office:value-type="float" office:value="2.17" calcext:value-type="float">
            <text:p>2.17</text:p>
          </table:table-cell>
          <table:table-cell office:value-type="float" office:value="979186020.43" calcext:value-type="float">
            <text:p>979186020.43</text:p>
          </table:table-cell>
          <table:table-cell office:value-type="float" office:value="3.81" calcext:value-type="float">
            <text:p>3.81</text:p>
          </table:table-cell>
          <table:table-cell table:formula="of:=[.G10]-[.E10]" office:value-type="float" office:value="0.870000004768372" calcext:value-type="float">
            <text:p>0.870000004768372</text:p>
          </table:table-cell>
          <table:table-cell table:formula="of:=[.I10]/41.9" office:value-type="float" office:value="0.0207637232641616" calcext:value-type="float">
            <text:p>0.0207637232641616</text:p>
          </table:table-cell>
          <table:table-cell table:formula="of:=SQRT( ([.F10]/41.9)^2 + ([.H10]/41.9)^2)" office:value-type="float" office:value="0.10464516118565" calcext:value-type="float">
            <text:p>0.10464516118565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float" office:value="3777131.56" calcext:value-type="float">
            <text:p>3777131.56</text:p>
          </table:table-cell>
          <table:table-cell office:value-type="float" office:value="326078.388" calcext:value-type="float">
            <text:p>326078.388</text:p>
          </table:table-cell>
          <table:table-cell office:value-type="float" office:value="1407.48" calcext:value-type="float">
            <text:p>1407.48</text:p>
          </table:table-cell>
          <table:table-cell office:value-type="float" office:value="979186118.59" calcext:value-type="float">
            <text:p>979186118.59</text:p>
          </table:table-cell>
          <table:table-cell office:value-type="float" office:value="2.17" calcext:value-type="float">
            <text:p>2.17</text:p>
          </table:table-cell>
          <table:table-cell office:value-type="float" office:value="979186120.97" calcext:value-type="float">
            <text:p>979186120.97</text:p>
          </table:table-cell>
          <table:table-cell office:value-type="float" office:value="3.81" calcext:value-type="float">
            <text:p>3.81</text:p>
          </table:table-cell>
          <table:table-cell table:formula="of:=[.G11]-[.E11]" office:value-type="float" office:value="2.37999999523163" calcext:value-type="float">
            <text:p>2.37999999523163</text:p>
          </table:table-cell>
          <table:table-cell table:formula="of:=[.I11]/41.9" office:value-type="float" office:value="0.0568019091940723" calcext:value-type="float">
            <text:p>0.0568019091940723</text:p>
          </table:table-cell>
          <table:table-cell table:formula="of:=SQRT( ([.F11]/41.9)^2 + ([.H11]/41.9)^2)" office:value-type="float" office:value="0.10464516118565" calcext:value-type="float">
            <text:p>0.10464516118565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float" office:value="3777138.621" calcext:value-type="float">
            <text:p>3777138.621</text:p>
          </table:table-cell>
          <table:table-cell office:value-type="float" office:value="326101.524" calcext:value-type="float">
            <text:p>326101.524</text:p>
          </table:table-cell>
          <table:table-cell office:value-type="float" office:value="1407.669" calcext:value-type="float">
            <text:p>1407.669</text:p>
          </table:table-cell>
          <table:table-cell office:value-type="float" office:value="979186179.67" calcext:value-type="float">
            <text:p>979186179.67</text:p>
          </table:table-cell>
          <table:table-cell office:value-type="float" office:value="2.17" calcext:value-type="float">
            <text:p>2.17</text:p>
          </table:table-cell>
          <table:table-cell office:value-type="float" office:value="979186182.56" calcext:value-type="float">
            <text:p>979186182.56</text:p>
          </table:table-cell>
          <table:table-cell office:value-type="float" office:value="3.81" calcext:value-type="float">
            <text:p>3.81</text:p>
          </table:table-cell>
          <table:table-cell table:formula="of:=[.G12]-[.E12]" office:value-type="float" office:value="2.88999998569489" calcext:value-type="float">
            <text:p>2.88999998569489</text:p>
          </table:table-cell>
          <table:table-cell table:formula="of:=[.I12]/41.9" office:value-type="float" office:value="0.0689737466752956" calcext:value-type="float">
            <text:p>0.0689737466752956</text:p>
          </table:table-cell>
          <table:table-cell table:formula="of:=SQRT( ([.F12]/41.9)^2 + ([.H12]/41.9)^2)" office:value-type="float" office:value="0.10464516118565" calcext:value-type="float">
            <text:p>0.10464516118565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float" office:value="3777179.538" calcext:value-type="float">
            <text:p>3777179.538</text:p>
          </table:table-cell>
          <table:table-cell office:value-type="float" office:value="326187.374" calcext:value-type="float">
            <text:p>326187.374</text:p>
          </table:table-cell>
          <table:table-cell office:value-type="float" office:value="1405.837" calcext:value-type="float">
            <text:p>1405.837</text:p>
          </table:table-cell>
          <table:table-cell office:value-type="float" office:value="979186792.04" calcext:value-type="float">
            <text:p>979186792.04</text:p>
          </table:table-cell>
          <table:table-cell office:value-type="float" office:value="2.17" calcext:value-type="float">
            <text:p>2.17</text:p>
          </table:table-cell>
          <table:table-cell office:value-type="float" office:value="979186796.65" calcext:value-type="float">
            <text:p>979186796.65</text:p>
          </table:table-cell>
          <table:table-cell office:value-type="float" office:value="3.81" calcext:value-type="float">
            <text:p>3.81</text:p>
          </table:table-cell>
          <table:table-cell table:formula="of:=[.G13]-[.E13]" office:value-type="float" office:value="4.61000001430512" calcext:value-type="float">
            <text:p>4.61000001430512</text:p>
          </table:table-cell>
          <table:table-cell table:formula="of:=[.I13]/41.9" office:value-type="float" office:value="0.11002386668986" calcext:value-type="float">
            <text:p>0.11002386668986</text:p>
          </table:table-cell>
          <table:table-cell table:formula="of:=SQRT( ([.F13]/41.9)^2 + ([.H13]/41.9)^2)" office:value-type="float" office:value="0.10464516118565" calcext:value-type="float">
            <text:p>0.10464516118565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float" office:value="3777187.99" calcext:value-type="float">
            <text:p>3777187.99</text:p>
          </table:table-cell>
          <table:table-cell office:value-type="float" office:value="326216.216" calcext:value-type="float">
            <text:p>326216.216</text:p>
          </table:table-cell>
          <table:table-cell office:value-type="float" office:value="1406.831" calcext:value-type="float">
            <text:p>1406.831</text:p>
          </table:table-cell>
          <table:table-cell office:value-type="float" office:value="979186894.47" calcext:value-type="float">
            <text:p>979186894.47</text:p>
          </table:table-cell>
          <table:table-cell office:value-type="float" office:value="2.17" calcext:value-type="float">
            <text:p>2.17</text:p>
          </table:table-cell>
          <table:table-cell office:value-type="float" office:value="979186901.27" calcext:value-type="float">
            <text:p>979186901.27</text:p>
          </table:table-cell>
          <table:table-cell office:value-type="float" office:value="3.83" calcext:value-type="float">
            <text:p>3.83</text:p>
          </table:table-cell>
          <table:table-cell table:formula="of:=[.G14]-[.E14]" office:value-type="float" office:value="6.79999995231628" calcext:value-type="float">
            <text:p>6.79999995231628</text:p>
          </table:table-cell>
          <table:table-cell table:formula="of:=[.I14]/41.9" office:value-type="float" office:value="0.162291168313038" calcext:value-type="float">
            <text:p>0.162291168313038</text:p>
          </table:table-cell>
          <table:table-cell table:formula="of:=SQRT( ([.F14]/41.9)^2 + ([.H14]/41.9)^2)" office:value-type="float" office:value="0.105060197196936" calcext:value-type="float">
            <text:p>0.105060197196936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float" office:value="3777096.646" calcext:value-type="float">
            <text:p>3777096.646</text:p>
          </table:table-cell>
          <table:table-cell office:value-type="float" office:value="326002.075" calcext:value-type="float">
            <text:p>326002.075</text:p>
          </table:table-cell>
          <table:table-cell office:value-type="float" office:value="1407.901" calcext:value-type="float">
            <text:p>1407.901</text:p>
          </table:table-cell>
          <table:table-cell office:value-type="float" office:value="979185636.9" calcext:value-type="float">
            <text:p>979185636.9</text:p>
          </table:table-cell>
          <table:table-cell office:value-type="float" office:value="2.17" calcext:value-type="float">
            <text:p>2.17</text:p>
          </table:table-cell>
          <table:table-cell office:value-type="float" office:value="979185639.6" calcext:value-type="float">
            <text:p>979185639.6</text:p>
          </table:table-cell>
          <table:table-cell office:value-type="float" office:value="3.81" calcext:value-type="float">
            <text:p>3.81</text:p>
          </table:table-cell>
          <table:table-cell table:formula="of:=[.G15]-[.E15]" office:value-type="float" office:value="2.70000004768372" calcext:value-type="float">
            <text:p>2.70000004768372</text:p>
          </table:table-cell>
          <table:table-cell table:formula="of:=[.I15]/41.9" office:value-type="float" office:value="0.064439141949492" calcext:value-type="float">
            <text:p>0.064439141949492</text:p>
          </table:table-cell>
          <table:table-cell table:formula="of:=SQRT( ([.F15]/41.9)^2 + ([.H15]/41.9)^2)" office:value-type="float" office:value="0.10464516118565" calcext:value-type="float">
            <text:p>0.10464516118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0:37:28.387000000</meta:creation-date>
    <dc:date>2025-04-21T10:44:47.636000000</dc:date>
    <meta:editing-duration>PT7M19S</meta:editing-duration>
    <meta:editing-cycles>1</meta:editing-cycles>
    <meta:document-statistic meta:table-count="1" meta:cell-count="165" meta:object-count="0"/>
    <meta:generator>LibreOffice/24.8.0.3$Windows_X86_64 LibreOffice_project/0bdf1299c94fe897b119f97f3c613e9dca6be583</meta:generator>
  </office:meta>
</office:document-meta>
</file>